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Execute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st_sf.py$exec_dialog?language=Python&amp;location=user" xlink:type="simple"/>
              </office:event-listeners>
            </form:button>
          </form:form>
        </office:forms>
        <table:shapes>
          <draw:control draw:z-index="0" draw:text-style-name="P1" svg:width="150.92pt" svg:height="32.37pt" svg:x="33.96pt" svg:y="12.81pt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ro!!!!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/00/00</text:date>, <text:time style:data-style-name="N2" text:time-value="19:49:30.926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2-11T10:12:29.864000000</meta:creation-date>
    <dc:date>2022-02-08T19:49:52.637000000</dc:date>
    <meta:editing-duration>PT2H22M37S</meta:editing-duration>
    <meta:editing-cycles>13</meta:editing-cycles>
    <meta:generator>LibreOffice/7.2.4.1$Windows_X86_64 LibreOffice_project/27d75539669ac387bb498e35313b970b7fe9c4f9</meta:generator>
    <meta:document-statistic meta:table-count="1" meta:cell-count="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